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ObjectDeserializer.deserialze( DefaultJSONParser parser , Type type , Object fieldNam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vaObjectDeserializer.getFastMatchToke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